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14.677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831cm" fo:break-before="auto" style:use-optimal-row-height="false"/>
    </style:style>
    <style:style style:name="ro3" style:family="table-row">
      <style:table-row-properties style:row-height="2.937cm" fo:break-before="auto" style:use-optimal-row-height="false"/>
    </style:style>
    <style:style style:name="ro4" style:family="table-row">
      <style:table-row-properties style:row-height="1.201cm" fo:break-before="auto" style:use-optimal-row-height="false"/>
    </style:style>
    <style:style style:name="ro5" style:family="table-row">
      <style:table-row-properties style:row-height="0.63cm" fo:break-before="auto" style:use-optimal-row-height="false"/>
    </style:style>
    <style:style style:name="ro6" style:family="table-row">
      <style:table-row-properties style:row-height="5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3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 fo:border="0.74pt solid #000000" style:vertical-align="middle"/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4"/>
        <table:table-column table:style-name="co4" table:number-columns-repeated="9" table:default-cell-style-name="ce11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Désignation</text:p>
          </table:table-cell>
          <table:table-cell table:style-name="ce6" office:value-type="string" calcext:value-type="string">
            <text:p>Hébergement</text:p>
          </table:table-cell>
          <table:table-cell table:style-name="ce15" table:number-columns-repeated="9"/>
          <table:table-cell table:style-name="ce18" table:number-columns-repeated="1012"/>
        </table:table-row>
        <table:table-row table:style-name="ro2">
          <table:table-cell table:style-name="ce2" office:value-type="date" office:date-value="2023-03-03" calcext:value-type="date">
            <text:p>vendredi 3 mars 2023</text:p>
          </table:table-cell>
          <table:table-cell table:style-name="ce7" office:value-type="string" calcext:value-type="string">
            <text:p>08h15 Mobilité solidaire</text:p>
            <text:p>08h50 La Baule Escoublac TER</text:p>
            <text:p>09h48 Nantes</text:p>
            <text:p>11h05 Nantes</text:p>
            <text:p>13h25 Paris Montparnasse</text:p>
            <text:p>14h46 Paris Nord</text:p>
            <text:p>15h48 Lille Flandres</text:p>
            <text:p/>
          </table:table-cell>
          <table:table-cell table:style-name="ce12" office:value-type="string" calcext:value-type="string">
            <text:p>Caroline</text:p>
          </table:table-cell>
          <table:table-cell table:style-name="ce16" table:number-columns-repeated="9"/>
          <table:table-cell table:style-name="ce19" table:number-columns-repeated="1012"/>
        </table:table-row>
        <table:table-row table:style-name="ro1">
          <table:table-cell table:style-name="ce3" table:formula="of:=[.A2]+1" office:value-type="date" office:date-value="2023-03-04" calcext:value-type="date">
            <text:p>samedi 4 mars 2023</text:p>
          </table:table-cell>
          <table:table-cell table:style-name="ce8" office:value-type="string" calcext:value-type="string">
            <text:p>11h30 Baptême Méline et Aaron Chapelle de la croix blanche</text:p>
          </table:table-cell>
          <table:table-cell table:style-name="ce12" office:value-type="string" calcext:value-type="string">
            <text:p>Caroline</text:p>
          </table:table-cell>
          <table:table-cell table:number-columns-repeated="1021"/>
        </table:table-row>
        <table:table-row table:style-name="ro1">
          <table:table-cell table:style-name="ce3" table:formula="of:=[.A3]+1" office:value-type="date" office:date-value="2023-03-05" calcext:value-type="date">
            <text:p>dimanche 5 mars 2023</text:p>
          </table:table-cell>
          <table:table-cell table:style-name="ce8"/>
          <table:table-cell table:style-name="ce12" office:value-type="string" calcext:value-type="string">
            <text:p>Caroline</text:p>
          </table:table-cell>
          <table:table-cell table:number-columns-repeated="1021"/>
        </table:table-row>
        <table:table-row table:style-name="ro3">
          <table:table-cell table:style-name="ce2" table:formula="of:=[.A4]+1" office:value-type="date" office:date-value="2023-03-06" calcext:value-type="date">
            <text:p>lundi 6 mars 2023</text:p>
          </table:table-cell>
          <table:table-cell table:style-name="ce7" office:value-type="string" calcext:value-type="string">
            <text:p>12h08 Lille Flandres</text:p>
            <text:p>13h02 St Ghislain</text:p>
            <text:p>13h11 Bus N°1 direction Mons SNCB</text:p>
            <text:p>13h26 descendre rue de Maubeuge</text:p>
            <text:p>13h34 Bus N°4 direction Baudour Quaregnon</text:p>
            <text:p>13h37 descendre à Grand Bouillon</text:p>
          </table:table-cell>
          <table:table-cell table:style-name="ce12" office:value-type="string" calcext:value-type="string">
            <text:p>Christelle</text:p>
          </table:table-cell>
          <table:table-cell table:style-name="ce16" table:number-columns-repeated="9"/>
          <table:table-cell table:style-name="ce19" table:number-columns-repeated="1012"/>
        </table:table-row>
        <table:table-row table:style-name="ro4">
          <table:table-cell table:style-name="ce2" table:formula="of:=[.A5]+1" office:value-type="date" office:date-value="2023-03-07" calcext:value-type="date">
            <text:p>mardi 7 mars 2023</text:p>
          </table:table-cell>
          <table:table-cell table:style-name="ce9" office:value-type="string" calcext:value-type="string">
            <text:p>Carla 0471 77 93 31 Joseph <text:s/>0497 26 83 78 Graziella 065 80 04 76 fixe pas gsm. <text:s/>Sabrina 0474 23 51 29</text:p>
          </table:table-cell>
          <table:table-cell table:style-name="ce12" office:value-type="string" calcext:value-type="string">
            <text:p>Christelle</text:p>
          </table:table-cell>
          <table:table-cell table:style-name="ce16" table:number-columns-repeated="9"/>
          <table:table-cell table:style-name="ce19" table:number-columns-repeated="1012"/>
        </table:table-row>
        <table:table-row table:style-name="ro5">
          <table:table-cell table:style-name="ce4" table:formula="of:=[.A6]+1" office:value-type="date" office:date-value="2023-03-08" calcext:value-type="date">
            <text:p>mercredi 8 mars 2023</text:p>
          </table:table-cell>
          <table:table-cell table:style-name="ce10" office:value-type="string" calcext:value-type="string">
            <text:p>Poubelles le mercredi – blanche bleue carton ₋ Armoire en dessous des couverts</text:p>
          </table:table-cell>
          <table:table-cell table:style-name="ce13" office:value-type="string" calcext:value-type="string">
            <text:p>Christelle</text:p>
          </table:table-cell>
          <table:table-cell table:style-name="ce17" table:number-columns-repeated="9"/>
          <table:table-cell table:style-name="ce20" table:number-columns-repeated="1012"/>
        </table:table-row>
        <table:table-row table:style-name="ro6">
          <table:table-cell table:style-name="ce2" table:formula="of:=[.A7]+1" office:value-type="date" office:date-value="2023-03-09" calcext:value-type="date">
            <text:p>jeudi 9 mars 2023</text:p>
          </table:table-cell>
          <table:table-cell table:style-name="ce7" office:value-type="string" calcext:value-type="string">
            <text:p>08h58 Bus N°2 → Dour Grand Bouillon</text:p>
            <text:p>09h05 Orpheon</text:p>
            <text:p>09h15 Bus N°1 Orpheon</text:p>
            <text:p>09h27 Gare de St Ghislain SNCB</text:p>
            <text:p>09h56 Gare de St Ghislain</text:p>
            <text:p>10h52 Lille Flandres</text:p>
            <text:p>11h42 Lille Flandres</text:p>
            <text:p>12h44 Paris Nord</text:p>
            <text:p>14h45 Paris Montparnasse</text:p>
            <text:p>16h52 Nantes</text:p>
            <text:p>17h10 Nantes</text:p>
            <text:p>18h06 La Baule Escoublac → Mobilité solidaire</text:p>
          </table:table-cell>
          <table:table-cell table:style-name="ce12" office:value-type="string" calcext:value-type="string">
            <text:p>St Molf</text:p>
          </table:table-cell>
          <table:table-cell table:style-name="ce16" table:number-columns-repeated="9"/>
          <table:table-cell table:style-name="ce19"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2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Bapteme Mémine et Aaron + Borinage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6:22:38.604301512</meta:creation-date>
    <dc:date>2023-02-27T18:36:19.095805264</dc:date>
    <meta:editing-duration>PT11M9S</meta:editing-duration>
    <meta:editing-cycles>3</meta:editing-cycles>
    <meta:generator>LibreOffice/6.4.7.2$Linux_X86_64 LibreOffice_project/40$Build-2</meta:generator>
    <meta:print-date>2023-02-27T18:31:41.707507512</meta:print-date>
    <meta:document-statistic meta:table-count="1" meta:cell-count="23" meta:object-count="0"/>
  </office:meta>
</office:document-meta>
</file>